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>
      <style:text-properties officeooo:rsid="00126edb" officeooo:paragraph-rsid="00126edb"/>
    </style:style>
    <style:style style:name="T1" style:family="text">
      <style:text-properties officeooo:rsid="00126ed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rea DWES01.</text:p>
      <text:h text:style-name="Heading_20_3" text:outline-level="3">Detalles de la tarea de esta unidad.</text:h>
      <text:h text:style-name="Heading_20_3" text:outline-level="3">Enunciado.</text:h>
      <text:p text:style-name="Standard">Quieres programar una aplicación web para gestionar una lista de direcciones de correo. En una primera aproximación, tu aplicación se compondrá de tres páginas:</text:p>
      <text:p text:style-name="Standard"/>
      <text:list xml:id="list551238064" text:style-name="L3">
        <text:list-item>
          <text:p text:style-name="P1">Una página de presentación, donde explicas el cometido de la aplicación y su funcionamiento. Contiene un enlace que te lleva a la siguiente página.</text:p>
        </text:list-item>
        <text:list-item>
          <text:p text:style-name="P1">Una página de introducción de datos, donde cualquiera puede darse de alta introduciendo su nombre y su dirección de correo. Contiene un formulario que, una vez rellenado, envía los datos y te lleva a la siguiente página.</text:p>
        </text:list-item>
        <text:list-item>
          <text:p text:style-name="P1">Una página de visualización de datos, en la que se muestra la lista, nombres y direcciones de correo, de todos los que se han anotado en la aplicación.</text:p>
        </text:list-item>
      </text:list>
      <text:p text:style-name="Standard">Tienes que crear un documento en el que respondas a las siguientes preguntas sobre la aplicación que vas a desarrollar:</text:p>
      <text:list xml:id="list2110461578" text:style-name="L4">
        <text:list-header>
          <text:p text:style-name="P2"/>
        </text:list-header>
        <text:list-item>
          <text:p text:style-name="P2">¿Qué tipo de páginas, estáticas o dinámicas, utilizarás para programar cada una de las páginas que componen tu aplicación? ¿Por qué?</text:p>
        </text:list-item>
      </text:list>
      <text:p text:style-name="Standard"/>
      <text:p text:style-name="Standard">-<text:span text:style-name="T1">dinamicas, ya que el hecho de guardar informacion necesitara una base de datos o algun <text:s/>sistema de datos y un interprete porque la tercera pagina va cambiando a medida que se unen mas usuarios al <text:s/>aplicativo.</text:span><text:tab/></text:p>
      <text:p text:style-name="Standard"/>
      <text:list xml:id="list210924480354460" text:continue-numbering="true" text:style-name="L4">
        <text:list-item>
          <text:p text:style-name="P2">Si en la página de introducción de datos quieres comprobar, antes de enviar los datos, que el correo electrónico introducido cumple unas ciertas normas (por ejemplo, que tiene una @), ¿qué tecnología/lenguaje utilizarás?</text:p>
        </text:list-item>
      </text:list>
      <text:p text:style-name="P3"/>
      <text:p text:style-name="P3">-en principio se puede la respuesta ser desarrollada de manera extensa ya que para empezar esto se puede hacer desde cliente o servidor pero como estamos en servidor se podria hacer desde html o css pero quitando eso si tuviera que elegir uno seria php ya que se puede hacer muchos tipos de comprobaciones + ofrece la posiblidad de evitar crossite-scripting.</text:p>
      <text:p text:style-name="P3"/>
      <text:list xml:id="list210925255084721" text:continue-numbering="true" text:style-name="L4">
        <text:list-item>
          <text:p text:style-name="P2">Si en esa misma página, ahora quieres comprobar que el correo electrónico introducido no se haya introducido anteriormente y ya figure en la lista, ¿qué tecnología/lenguaje utilizarás?</text:p>
        </text:list-item>
      </text:list>
      <text:p text:style-name="Standard"/>
      <text:p text:style-name="Standard">-<text:span text:style-name="T1">igual que la respuesta anterior diria que php pero sumandole un modelo de datos con una plataforma como mongodb o mysql.</text:span></text:p>
      <text:p text:style-name="Standard"/>
      <text:list xml:id="list210923377490261" text:continue-numbering="true" text:style-name="L4">
        <text:list-item>
          <text:p text:style-name="P2">¿Qué tecnologías/stacks puedes usar en el servidor para ejecutar la aplicación? ¿Cómo es el o los lenguajes que se usa en cada una de ellas: de guiones, compilado a código nativo o compilado a código intermedio?</text:p>
        </text:list-item>
      </text:list>
      <text:p text:style-name="Standard"/>
      <text:list xml:id="list210925106340875" text:continue-numbering="true" text:style-name="L4">
        <text:list-item>
          <text:p text:style-name="P2">¿Qué parámetros debes tener en cuenta para decidirte por usar una tecnología u otra?</text:p>
        </text:list-item>
        <text:list-item>
          <text:p text:style-name="P2">Si te decides por utilizar el stack AMP para la aplicación ¿qué componentes necesitas instalar en tu servidor para ejecutar la aplicación? Indica algún producto concreto para cada componente.</text:p>
        </text:list-item>
        <text:list-item>
          <text:p text:style-name="P2">¿Qué necesitas instalar en tu ordenador para poder desarrollar la aplicación?</text:p>
        </text:list-item>
        <text:list-item>
          <text:p text:style-name="P2"><text:soft-page-break/>Si utilizas el lenguaje PHP para programar la aplicación, ¿cuál será el tipo de datos se utilizará para manipular cada una de las direcciones de correo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21:00:09.131882208</meta:creation-date>
    <dc:date>2024-01-15T21:09:23.166621210</dc:date>
    <meta:editing-duration>PT9M15S</meta:editing-duration>
    <meta:editing-cycles>1</meta:editing-cycles>
    <meta:document-statistic meta:table-count="0" meta:image-count="0" meta:object-count="0" meta:page-count="2" meta:paragraph-count="19" meta:word-count="469" meta:character-count="2815" meta:non-whitespace-character-count="2373"/>
    <meta:generator>LibreOffice/7.3.7.2$Linux_X86_64 LibreOffice_project/30$Build-2</meta:generator>
  </office:meta>
</office:document-meta>
</file>